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style:style>
    <style:style style:name="gr2" style:family="graphic" style:parent-style-name="standard">
      <style:graphic-properties draw:fill-color="#9966cc" draw:textarea-horizontal-align="justify" draw:textarea-vertical-align="middle" draw:auto-grow-height="fals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dash" draw:stroke-dash="Dashed_20__28_var_29_" draw:marker-end="Arrow" draw:marker-end-width="0.3cm" draw:textarea-horizontal-align="center" draw:textarea-vertical-align="middle"/>
    </style:style>
    <style:style style:name="gr5" style:family="graphic" style:parent-style-name="standard">
      <style:graphic-properties draw:textarea-horizontal-align="left" draw:textarea-vertical-align="middle"/>
    </style:style>
    <style:style style:name="gr6" style:family="graphic" style:parent-style-name="standard">
      <style:graphic-properties draw:fill-color="#9966cc" draw:textarea-horizontal-align="left" draw:textarea-vertical-align="middle"/>
    </style:style>
    <style:style style:name="gr7" style:family="graphic" style:parent-style-name="standard">
      <style:graphic-properties draw:fill-color="#9999ff" draw:textarea-horizontal-align="justify" draw:textarea-vertical-align="middle" draw:auto-grow-height="false" fo:min-height="0cm" fo:min-width="0cm"/>
    </style:style>
    <style:style style:name="gr8" style:family="graphic" style:parent-style-name="standard">
      <style:graphic-properties draw:fill="solid" draw:fill-color="#9999ff" draw:textarea-horizontal-align="justify" draw:textarea-vertical-align="middle" draw:auto-grow-height="false" fo:min-height="0cm" fo:min-width="0cm"/>
    </style:style>
    <style:style style:name="gr9" style:family="graphic" style:parent-style-name="standard">
      <style:graphic-properties draw:stroke="none" svg:stroke-color="#000000" draw:fill="none" draw:fill-color="#ffffff" fo:min-height="2.754cm"/>
    </style:style>
    <style:style style:name="gr10" style:family="graphic" style:parent-style-name="standard">
      <style:graphic-properties draw:stroke="none" svg:stroke-color="#000000" draw:fill="none" draw:fill-color="#ffffff" fo:min-height="0.476cm"/>
    </style:style>
    <style:style style:name="gr11" style:family="graphic" style:parent-style-name="standard">
      <style:graphic-properties draw:stroke="none" svg:stroke-color="#000000" draw:fill="none" draw:fill-color="#ffffff" fo:min-height="3.406cm"/>
    </style:style>
    <style:style style:name="gr12" style:family="graphic" style:parent-style-name="standard">
      <style:graphic-properties draw:stroke="none" svg:stroke-color="#000000" draw:fill="none" draw:fill-color="#ffffff" draw:textarea-horizontal-align="left" draw:auto-grow-height="true" draw:auto-grow-width="false" fo:min-height="0cm" fo:min-width="25.458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2pt" style:font-size-asian="18pt" style:font-size-complex="18pt"/>
    </style:style>
    <style:style style:name="P3" style:family="paragraph">
      <style:paragraph-properties fo:margin-left="0cm" fo:margin-right="0cm" fo:text-align="center" fo:text-indent="0cm"/>
      <style:text-properties fo:font-size="12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2pt"/>
    </style:style>
    <style:style style:name="P6" style:family="paragraph">
      <style:paragraph-properties fo:margin-left="0cm" fo:margin-right="0cm" fo:text-indent="0cm"/>
      <style:text-properties fo:font-size="12pt" style:text-underline-style="none"/>
    </style:style>
    <style:style style:name="P7" style:family="paragraph">
      <style:paragraph-properties fo:margin-left="0cm" fo:margin-right="0cm" text:enable-numbering="false" fo:text-indent="0cm"/>
    </style:style>
    <style:style style:name="P8" style:family="paragraph">
      <style:paragraph-properties fo:margin-left="0cm" fo:margin-right="0cm" fo:text-align="start" fo:text-indent="0cm"/>
    </style:style>
    <style:style style:name="P9" style:family="paragraph">
      <style:paragraph-properties fo:margin-left="0.784cm" fo:margin-right="0cm" fo:text-indent="0cm"/>
    </style:style>
    <style:style style:name="P10" style:family="paragraph">
      <style:paragraph-properties fo:margin-left="0.785cm" fo:margin-right="0cm" fo:text-indent="0cm"/>
    </style:style>
    <style:style style:name="T1" style:family="text">
      <style:text-properties fo:font-size="12pt" style:font-size-asian="18pt" style:font-size-complex="18pt"/>
    </style:style>
    <style:style style:name="T2" style:family="text">
      <style:text-properties fo:font-size="12pt"/>
    </style:style>
    <style:style style:name="T3" style:family="text">
      <style:text-properties fo:font-size="18pt"/>
    </style:style>
    <style:style style:name="T4" style:family="text">
      <style:text-properties fo:font-size="12pt" style:text-underline-style="none"/>
    </style:style>
    <style:style style:name="T5" style:family="text">
      <style:text-properties fo:font-size="12pt" style:text-underline-style="solid" style:text-underline-width="auto" style:text-underline-color="font-color" fo:font-weight="bold"/>
    </style:style>
    <style:style style:name="T6" style:family="text">
      <style:text-properties fo:font-size="12pt" fo:font-weight="bold"/>
    </style:style>
    <style:style style:name="T7" style:family="text">
      <style:text-properties fo:font-family="'Courier New'" style:font-family-generic="modern" style:font-pitch="fixed" fo:font-size="12pt"/>
    </style:style>
    <style:style style:name="T8" style:family="text">
      <style:text-properties fo:font-size="12pt" style:text-underline-style="none" fo:font-weight="normal"/>
    </style:style>
    <style:style style:name="T9" style:family="text">
      <style:text-properties fo:font-family="'Courier New'" style:font-family-generic="modern" style:font-pitch="fixed" fo:font-size="12pt" style:text-underline-style="none" fo:font-weight="normal"/>
    </style:style>
    <style:style style:name="T10" style:family="text">
      <style:text-properties fo:font-family="Arial" style:font-family-generic="swiss" style:font-pitch="variable" fo:font-size="12pt" style:text-underline-style="none" fo:font-weight="normal"/>
    </style:style>
    <style:style style:name="T11" style:family="text">
      <style:text-properties fo:font-family="'Courier New'" style:font-family-generic="modern" style:font-pitch="fixed" fo:font-size="12pt"/>
    </style:style>
    <style:style style:name="T12" style:family="text">
      <style:text-properties fo:font-size="12pt" fo:font-style="normal" style:text-underline-style="solid" style:text-underline-width="auto" style:text-underline-color="font-color" fo:font-weight="bold"/>
    </style:style>
    <style:style style:name="T13" style:family="text">
      <style:text-properties fo:font-size="12pt" fo:font-style="normal" style:text-underline-style="none" fo:font-weight="normal"/>
    </style:style>
    <style:style style:name="T14" style:family="text">
      <style:text-properties fo:font-family="Arial" style:font-family-generic="swiss" style:font-pitch="variable" fo:font-size="12pt"/>
    </style:style>
    <style:style style:name="T15" style:family="text">
      <style:text-properties fo:font-family="'Courier New'" style:font-family-generic="modern" style:font-pitch="fixed" fo:font-size="12pt" fo:font-style="normal" style:text-underline-style="none"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784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78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Overview" draw:style-name="dp1" draw:master-page-name="Default">
        <draw:custom-shape draw:style-name="gr1" draw:text-style-name="P2" draw:id="id2" draw:layer="layout" svg:width="3.81cm" svg:height="2.54cm" svg:x="12.065cm" svg:y="10.225cm">
          <text:p text:style-name="P1"><text:span text:style-name="T1">build.xml</text:span></text:p>
          <draw:enhanced-geometry svg:viewBox="0 0 21600 21600" draw:mirror-vertical="false" draw:mirror-horizontal="false" draw:glue-points="10800 0 0 10800 10800 20320 21600 10800" draw:text-areas="0 0 21600 17360" draw:type="flowchart-document" draw:enhanced-path="M 0 0 L 21600 0 21600 17360 C 13050 17220 13340 20770 5620 21600 2860 21100 1850 20700 0 20120 Z N"/>
        </draw:custom-shape>
        <draw:custom-shape draw:style-name="gr1" draw:text-style-name="P2" draw:id="id1" draw:layer="layout" svg:width="3.81cm" svg:height="2.54cm" svg:x="2.361cm" svg:y="16.186cm">
          <text:p text:style-name="P1"><text:span text:style-name="T1">buildSignet.properties</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2" draw:text-style-name="P2" draw:id="id3" draw:layer="layout" svg:width="3.81cm" svg:height="2.54cm" svg:x="20.38cm" svg:y="3.483cm">
          <text:p text:style-name="P1"><text:span text:style-name="T1">buildCustom.properties</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3" draw:text-style-name="P2" draw:layer="layout" draw:type="line" svg:x1="4.265cm" svg:y1="16.186cm" svg:x2="12.065cm" svg:y2="11.494cm" draw:start-shape="id1" draw:start-glue-point="4" draw:end-shape="id2" draw:end-glue-point="5">
          <text:p text:style-name="P1"><text:span text:style-name="T1">property file</text:span></text:p>
        </draw:connector>
        <draw:connector draw:style-name="gr4" draw:text-style-name="P2" draw:layer="layout" draw:type="line" svg:x1="22.284cm" svg:y1="5.871cm" svg:x2="15.875cm" svg:y2="11.494cm" draw:start-shape="id3" draw:start-glue-point="6" draw:end-shape="id2" draw:end-glue-point="7">
          <text:p text:style-name="P1"><text:span text:style-name="T1">property file</text:span></text:p>
          <text:p text:style-name="P1"><text:span text:style-name="T1">(i.e. the Doppleganger)</text:span></text:p>
        </draw:connector>
        <draw:custom-shape draw:style-name="gr1" draw:text-style-name="P2" draw:id="id4" draw:layer="layout" svg:width="3.81cm" svg:height="2.54cm" svg:x="2.307cm" svg:y="3.518cm">
          <text:p text:style-name="P1"><text:span text:style-name="T1">config/signet.properti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3" draw:text-style-name="P2" draw:layer="layout" draw:type="line" svg:x1="4.211cm" svg:y1="5.906cm" svg:x2="12.065cm" svg:y2="11.494cm" draw:start-shape="id4" draw:start-glue-point="6" draw:end-shape="id2" draw:end-glue-point="5">
          <text:p text:style-name="P1"><text:span text:style-name="T1">property file</text:span></text:p>
        </draw:connector>
        <draw:custom-shape draw:style-name="gr2" draw:text-style-name="P2" draw:id="id5" draw:layer="layout" svg:width="3.81cm" svg:height="2.54cm" svg:x="21.069cm" svg:y="16.344cm">
          <text:p text:style-name="P1"><text:span text:style-name="T1">signetBuildTomcatDefs.xm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4" draw:text-style-name="P2" draw:layer="layout" draw:type="line" svg:x1="22.973cm" svg:y1="16.344cm" svg:x2="15.875cm" svg:y2="11.495cm" draw:start-shape="id5" draw:start-glue-point="4" draw:end-shape="id2">
          <text:p text:style-name="P1"><text:span text:style-name="T1">import file</text:span></text:p>
        </draw:connector>
        <draw:rect draw:style-name="gr5" draw:text-style-name="P3" draw:layer="layout" svg:width="0.435cm" svg:height="0.471cm" svg:x="8.807cm" svg:y="18.738cm">
          <text:p text:style-name="P1"><text:span text:style-name="T2"><text:s text:c="4"/></text:span><text:span text:style-name="T2">= Mandatory file</text:span></text:p>
        </draw:rect>
        <draw:rect draw:style-name="gr6" draw:text-style-name="P3" draw:layer="layout" svg:width="0.435cm" svg:height="0.471cm" svg:x="8.808cm" svg:y="19.537cm">
          <text:p text:style-name="P1"><text:span text:style-name="T2"><text:s text:c="4"/></text:span><text:span text:style-name="T2">= Optional file</text:span></text:p>
        </draw:rect>
        <draw:custom-shape draw:style-name="gr7" draw:text-style-name="P3" draw:layer="layout" svg:width="7.62cm" svg:height="1.905cm" svg:x="10.16cm" svg:y="1.108cm">
          <text:p text:style-name="P1"><text:span text:style-name="T3">Signet Build</text:span></text:p>
          <draw:enhanced-geometry svg:viewBox="0 0 21600 21600" draw:path-stretchpoint-x="10800" draw:path-stretchpoint-y="10800" draw:text-areas="?f3 ?f4 ?f5 ?f6" draw:type="round-rectangle" draw:modifiers="4976.395759717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7.62cm" svg:height="0.762cm" svg:x="10.16cm" svg:y="3.109cm">
          <text:p text:style-name="P1"><text:span text:style-name="T2">Overview</text:span></text:p>
          <draw:enhanced-geometry svg:viewBox="0 0 21600 21600" draw:path-stretchpoint-x="10800" draw:path-stretchpoint-y="10800" draw:text-areas="?f3 ?f4 ?f5 ?f6" draw:type="round-rectangle" draw:modifiers="4976.395759717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Mandatory Files" draw:style-name="dp1" draw:master-page-name="Default">
        <draw:g>
          <draw:custom-shape draw:style-name="gr1" draw:text-style-name="P2" draw:layer="layout" svg:width="3.81cm" svg:height="2.54cm" svg:x="1.482cm" svg:y="6.015cm">
            <text:p text:style-name="P1"><text:span text:style-name="T1">build.xml</text:span></text:p>
            <draw:enhanced-geometry svg:viewBox="0 0 21600 21600" draw:mirror-vertical="false" draw:mirror-horizontal="false" draw:glue-points="10800 0 0 10800 10800 20320 21600 10800" draw:text-areas="0 0 21600 17360" draw:type="flowchart-document" draw:enhanced-path="M 0 0 L 21600 0 21600 17360 C 13050 17220 13340 20770 5620 21600 2860 21100 1850 20700 0 20120 Z N"/>
          </draw:custom-shape>
          <draw:frame draw:style-name="gr9" draw:text-style-name="P5" draw:layer="layout" svg:width="19.536cm" svg:height="3.004cm" svg:x="6.659cm" svg:y="6.015cm">
            <draw:text-box>
              <text:p text:style-name="P4"><text:span text:style-name="T2">The Ant build file. Defines numerous targets for generating Signet. This file imports several mandatory and optional property files that define source, destination, compile options, etc. Build.xml contains no user-modifiable variables. Customization should be done instead by changing variable values in the imported files.</text:span></text:p>
            </draw:text-box>
          </draw:frame>
        </draw:g>
        <draw:g>
          <draw:custom-shape draw:style-name="gr1" draw:text-style-name="P2" draw:layer="layout" svg:width="3.81cm" svg:height="2.54cm" svg:x="1.546cm" svg:y="9.538cm">
            <text:p text:style-name="P1"><text:span text:style-name="T1">config/signet.properti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 draw:text-style-name="P6" draw:layer="layout" svg:width="19.536cm" svg:height="3.004cm" svg:x="6.669cm" svg:y="9.538cm">
            <draw:text-box>
              <text:p text:style-name="P4"><text:span text:style-name="T4">The Signet Configuration file. This file is shared by both the Signet build and the Signet runtime. It contains properties required for both the build and runtime. The only properties a user may want to modify at build time are "signet_version" and "signet_basename". These would only be modified if the user wants to change their own version number and/or application name.</text:span></text:p>
            </draw:text-box>
          </draw:frame>
        </draw:g>
        <draw:g>
          <draw:custom-shape draw:style-name="gr1" draw:text-style-name="P2" draw:layer="layout" svg:width="3.81cm" svg:height="2.54cm" svg:x="1.564cm" svg:y="13.272cm">
            <text:p text:style-name="P1"><text:span text:style-name="T1">buildSignet.properties</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9" draw:text-style-name="P5" draw:layer="layout" svg:width="19.536cm" svg:height="3.004cm" svg:x="6.669cm" svg:y="13.272cm">
            <draw:text-box>
              <text:p text:style-name="P4"><text:span text:style-name="T2">buildSignet.properties contains mandatory property values for the successful execution of the Signet build. The values of these properties are designed to work with the files retrieved from CVS, as is. Modifying any of these properties is not recommended, with the possible exception of the compiler options ("compile...")</text:span></text:p>
            </draw:text-box>
          </draw:frame>
        </draw:g>
        <draw:custom-shape draw:style-name="gr1" draw:text-style-name="P3" draw:layer="layout" svg:width="7.62cm" svg:height="0.762cm" svg:x="10.189cm" svg:y="3.116cm">
          <text:p text:style-name="P1"><text:span text:style-name="T2">Mandatory Fil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7.62cm" svg:height="1.905cm" svg:x="10.189cm" svg:y="1.108cm">
          <text:p text:style-name="P1"><text:span text:style-name="T3">Signet Build</text:span></text:p>
          <draw:enhanced-geometry svg:viewBox="0 0 21600 21600" draw:path-stretchpoint-x="10800" draw:path-stretchpoint-y="10800" draw:text-areas="?f3 ?f4 ?f5 ?f6" draw:type="round-rectangle" draw:modifiers="4976.395759717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Optional Files" draw:style-name="dp1" draw:master-page-name="Default">
        <draw:g>
          <draw:custom-shape draw:style-name="gr2" draw:text-style-name="P2" draw:layer="layout" svg:width="3.81cm" svg:height="2.54cm" svg:x="1.742cm" svg:y="5.161cm">
            <text:p text:style-name="P1"><text:span text:style-name="T1">buildCustom.properties</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9" draw:text-style-name="P5" draw:layer="layout" svg:width="19.536cm" svg:height="4.043cm" svg:x="6.588cm" svg:y="5.161cm">
            <draw:text-box>
              <text:p text:style-name="P7"><text:span text:style-name="T2">The purpose of buildCustom.properties is to provide the ability to enhance, or add to, the standard Signet build. Developers interested in customizing Signet can use buildCustom.properties to include their changes without affecting, or being affected by, the Signet project. This is accomplished using the notion of a "doppleganger." Developers keep their files in directories that are external to the Signet project tree and add/modify a single line in build.xml to include their files into the Signet build.</text:span></text:p>
              <text:p text:style-name="P4"><text:span text:style-name="T2"/></text:p>
              <text:p text:style-name="P4"><text:span text:style-name="T2"><text:s/></text:span><text:span text:style-name="T2">If property overrides or dopplegangers are not required, then remove (or comment) the property reference to this file from build.xml.</text:span></text:p>
            </draw:text-box>
          </draw:frame>
        </draw:g>
        <draw:g>
          <draw:custom-shape draw:style-name="gr2" draw:text-style-name="P2" draw:layer="layout" svg:width="3.81cm" svg:height="2.54cm" svg:x="1.742cm" svg:y="9.794cm">
            <text:p text:style-name="P1"><text:span text:style-name="T1">signetBuildTomcatDefs.xm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9" draw:text-style-name="P5" draw:layer="layout" svg:width="19.536cm" svg:height="3.004cm" svg:x="6.624cm" svg:y="9.794cm">
            <draw:text-box>
              <text:p text:style-name="P4"><text:span text:style-name="T2">signetBuildTomcatDefs.xml contains the properties and taskdefs required by Ant to interact directly with an installed and running instance of Tomcat. If Tomcat is not used, or if build-time deployment to Tomcat is not required, remove the import of this file from build.xml.</text:span></text:p>
            </draw:text-box>
          </draw:frame>
        </draw:g>
        <draw:custom-shape draw:style-name="gr7" draw:text-style-name="P3" draw:layer="layout" svg:width="7.62cm" svg:height="1.905cm" svg:x="10.16cm" svg:y="1.106cm">
          <text:p text:style-name="P1"><text:span text:style-name="T3">Signet Build</text:span></text:p>
          <draw:enhanced-geometry svg:viewBox="0 0 21600 21600" draw:path-stretchpoint-x="10800" draw:path-stretchpoint-y="10800" draw:text-areas="?f3 ?f4 ?f5 ?f6" draw:type="round-rectangle" draw:modifiers="4976.395759717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7.62cm" svg:height="0.762cm" svg:x="10.16cm" svg:y="3.109cm">
          <text:p text:style-name="P1"><text:span text:style-name="T2">Optional Files</text:span></text:p>
          <draw:enhanced-geometry svg:viewBox="0 0 21600 21600" draw:path-stretchpoint-x="10800" draw:path-stretchpoint-y="10800" draw:text-areas="?f3 ?f4 ?f5 ?f6" draw:type="round-rectangle" draw:modifiers="4976.395759717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rerequisites" draw:style-name="dp1" draw:master-page-name="Default">
        <draw:custom-shape draw:style-name="gr7" draw:text-style-name="P3" draw:layer="layout" svg:width="7.62cm" svg:height="1.905cm" svg:x="10.16cm" svg:y="1.107cm">
          <text:p text:style-name="P1"><text:span text:style-name="T3">Signet Build</text:span></text:p>
          <draw:enhanced-geometry svg:viewBox="0 0 21600 21600" draw:path-stretchpoint-x="10800" draw:path-stretchpoint-y="10800" draw:text-areas="?f3 ?f4 ?f5 ?f6" draw:type="round-rectangle" draw:modifiers="4976.395759717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7.62cm" svg:height="0.941cm" svg:x="10.16cm" svg:y="3.081cm">
          <text:p text:style-name="P1"><text:span text:style-name="T2">Prerequisites</text:span></text:p>
          <draw:enhanced-geometry svg:viewBox="0 0 21600 21600" draw:path-stretchpoint-x="10800" draw:path-stretchpoint-y="10800" draw:text-areas="?f3 ?f4 ?f5 ?f6" draw:type="round-rectangle" draw:modifiers="4976.395759717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5" draw:layer="layout" svg:width="25.958cm" svg:height="15.408cm" svg:x="0.991cm" svg:y="4.909cm">
          <draw:text-box>
            <text:p text:style-name="P4"><text:span text:style-name="T5">CVS</text:span></text:p>
            <text:p text:style-name="P8"><text:span text:style-name="T6"/></text:p>
            <text:p text:style-name="P8"><text:span text:style-name="T2">A CVS client is needed in order to retrieve the Signet files from the repository. Several CVS clients are available for various platforms from the </text:span><text:span text:style-name="T2"><text:a xlink:href="http://ximbiot.com/cvs/wiki/index.php?title=CVS_Clients">CVS Home page (http://ximbiot.com/cvs/wiki/index.php?title=CVS_Clients)</text:a></text:span><text:span text:style-name="T2">. Once the CVS client is installed and configured, the Signet project can be obtained with the following command line (GUI-based clients should use equivalent parameters):</text:span></text:p>
            <text:p text:style-name="P8"><text:span text:style-name="T2"/></text:p>
            <text:p text:style-name="P8"><text:span text:style-name="T7"><text:tab/></text:span><text:span text:style-name="T7">cvs -z3 -d :pserver:anoncvs@anoncvs.internet2.edu:/home/cvs/i2mi co -r dist_v_1_0_3 signet</text:span></text:p>
            <text:p text:style-name="P8"><text:span text:style-name="T2"/></text:p>
            <text:p text:style-name="P8"><text:span text:style-name="T2">Note that the version may vary from "dist_v_1_0_3" as illustrated above. Also note that, at present, CVS does provide an easy way to query the repository for a list of available tags. Therefore, it will be necessary to rely on either the Signet mail lists or the Signet Wiki (</text:span><text:span text:style-name="T2"><text:a xlink:href="https://wiki.internet2.edu/confluence/display/SignetWG/Home">https://wiki.internet2.edu/confluence/display/SignetWG/Home</text:a></text:span><text:span text:style-name="T2">) for announcements of new Signet versions (i.e. CVS tags) if one uses the CVS command line. However, several of the Interactive Development Environments (IDEs), such as Eclipse (</text:span><text:span text:style-name="T2"><text:a xlink:href="http://www.eclipse.org/">http://www.eclipse.org/</text:a></text:span><text:span text:style-name="T2">) do provide this capability.</text:span></text:p>
            <text:p text:style-name="P8"><text:span text:style-name="T2"/></text:p>
            <text:p text:style-name="P8"><text:span text:style-name="T5">Java</text:span></text:p>
            <text:p text:style-name="P8"><text:span text:style-name="T8"/></text:p>
            <text:p text:style-name="P8"><text:span text:style-name="T8">In order to build Signet you will need Java JDK 5.0 (Java 1.5) or higher. It is not enough to have the Java runtime (JRE). You can quickly determine if you have the JDK, and which version, by invoking the Java compiler from the command line (a DOS prompt is illustrated below, but the same command should work on any operating system):</text:span></text:p>
            <text:p text:style-name="P8"><text:span text:style-name="T8"/></text:p>
            <text:p text:style-name="P8"><text:span text:style-name="T9"><text:tab/></text:span><text:span text:style-name="T9">C:&gt;javac -version</text:span></text:p>
            <text:p text:style-name="P8"><text:span text:style-name="T9"><text:tab/></text:span><text:span text:style-name="T9">javac 1.5.0_06...</text:span></text:p>
            <text:p text:style-name="P8"><text:span text:style-name="T10"/></text:p>
            <text:p text:style-name="P8"><text:span text:style-name="T10">The Java JDK can be downloaded from Sun's download site: </text:span><text:span text:style-name="T10"><text:a xlink:href="http://java.sun.com/javase/downloads/index.jsp">http://java.sun.com/javase/downloads/index.jsp</text:a></text:span></text:p>
            <text:p text:style-name="P8"><text:span text:style-name="T10"/></text:p>
            <text:p text:style-name="P8"><text:span text:style-name="T5">Tomcat</text:span></text:p>
            <text:p text:style-name="P8"><text:span text:style-name="T2"/></text:p>
            <text:p text:style-name="P8"><text:span text:style-name="T2">If Signet is to be installed into Tomcat, Tomcat must be installed and running in order for the Signet build to deploy Signet correctly. It is not necessary for Tomcat to be running on the same computer as the Signet build. However, the Tomcat server must be accessible by the build system. Tomcat can be obtained from </text:span><text:span text:style-name="T2"><text:a xlink:href="http://tomcat.apache.org/">Tomcat Home page (http://tomcat.apache.org)</text:a></text:span><text:span text:style-name="T2">.</text:span></text:p>
            <text:p text:style-name="P8"><text:span text:style-name="T8"/></text:p>
            <text:p text:style-name="P8"><text:span text:style-name="T8">(continues on next slide)</text:span></text:p>
          </draw:text-box>
        </draw:frame>
      </draw:page>
      <draw:page draw:name="Prerequisites, Cont." draw:style-name="dp1" draw:master-page-name="Default">
        <draw:custom-shape draw:style-name="gr7" draw:text-style-name="P3" draw:layer="layout" svg:width="7.62cm" svg:height="1.905cm" svg:x="10.16cm" svg:y="1.107cm">
          <text:p text:style-name="P1"><text:span text:style-name="T3">Signet Build</text:span></text:p>
          <draw:enhanced-geometry svg:viewBox="0 0 21600 21600" draw:path-stretchpoint-x="10800" draw:path-stretchpoint-y="10800" draw:text-areas="?f3 ?f4 ?f5 ?f6" draw:type="round-rectangle" draw:modifiers="4976.395759717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7.62cm" svg:height="0.941cm" svg:x="10.16cm" svg:y="3.11cm">
          <text:p text:style-name="P1"><text:span text:style-name="T2">Prerequisites, Continued</text:span></text:p>
          <draw:enhanced-geometry svg:viewBox="0 0 21600 21600" draw:path-stretchpoint-x="10800" draw:path-stretchpoint-y="10800" draw:text-areas="?f3 ?f4 ?f5 ?f6" draw:type="round-rectangle" draw:modifiers="4976.395759717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5" draw:layer="layout" svg:width="25.958cm" svg:height="17.16cm" svg:x="0.991cm" svg:y="3.759cm">
          <draw:text-box>
            <text:p text:style-name="P4"><text:span text:style-name="T5">Database</text:span></text:p>
            <text:p text:style-name="P8"><text:span text:style-name="T2"/></text:p>
            <text:p text:style-name="P8"><text:span text:style-name="T2">Although not required to build Signet, a database will be needed to run Signet. Currently, two databases are supported by the Signet DDL (SQL Data Definition Language) scripts supplied in the project's 'sql' directory: Hypersonic SQL and Postgres.</text:span></text:p>
            <text:p text:style-name="P8"><text:span text:style-name="T2"/></text:p>
            <text:p text:style-name="P8"><text:span text:style-name="T2">Note that the database referred to here is Signet's internal database used to keep track of permissions, assignments, et cetera. This database should not be confused with any database used to provide Subject information via the Subject API.</text:span></text:p>
            <text:p text:style-name="P8"><text:span text:style-name="T2"/></text:p>
            <text:p text:style-name="P8"><text:span text:style-name="T2">Hypersonic SQL is a free, <text:s/>in-memory, 100% Java implementation of an SQL database. It is probably not robust enough for a production deployment of Signet but may be advantageous for development work because of its size and speed. It can be obtained from their website: </text:span><text:span text:style-name="T2"><text:a xlink:href="http://hsqldb.org/">http://hsqldb.org/</text:a></text:span></text:p>
            <text:p text:style-name="P8"><text:span text:style-name="T2"/></text:p>
            <text:p text:style-name="P8"><text:span text:style-name="T2">Postgres too is a free SQL database but is much more robust and is suitable for production, client/server environments. It can be found at </text:span><text:span text:style-name="T2"><text:a xlink:href="http://www.postgresql.org/">http://www.postgresql.org/</text:a></text:span></text:p>
            <text:p text:style-name="P8"><text:span text:style-name="T2"/></text:p>
            <text:p text:style-name="P8"><text:span text:style-name="T2">As an aside, Aquafold provides an excellent database development tool called Aqua Data Studio. It is a commercial product but they provide a free version (v4.7) as well. It runs on all of the popular operating systems. It may be found at their website: </text:span><text:span text:style-name="T2"><text:a xlink:href="http://www.aquafold.com/downloads.html">http://www.aquafold.com/downloads.html</text:a></text:span><text:span text:style-name="T2">. </text:span></text:p>
            <text:p text:style-name="P8"><text:span text:style-name="T2"/></text:p>
            <text:p text:style-name="P8"><text:span text:style-name="T2">An alternative to Aqua Data Studio, if using the Eclipse IDE, is the Database Explorer View (not a Perspective!). From the Eclipse main menu select Window | Show View... | Other... Then expand the Data node and select Database Explorer. Then select OK. A new view window (or tab, depending on configuration) will open. Right-click the Connections node and select New Connection... Enter appropriate information for the database in use. For example, with a Postgres database running on the local machine, the following values can be used:</text:span></text:p>
            <text:p text:style-name="P8"><text:span text:style-name="T11"><text:tab/></text:span><text:span text:style-name="T11">Select a database manager:</text:span><text:span text:style-name="T11"><text:tab/></text:span><text:span text:style-name="T11">Generic JDBC | 1.0</text:span></text:p>
            <text:p text:style-name="P8"><text:span text:style-name="T11"><text:tab/></text:span><text:span text:style-name="T11">JDBC Driver:</text:span><text:span text:style-name="T11"><text:tab/></text:span><text:span text:style-name="T11"><text:tab/></text:span><text:span text:style-name="T11"><text:tab/></text:span><text:span text:style-name="T11"><text:tab/></text:span><text:span text:style-name="T11">Other</text:span></text:p>
            <text:p text:style-name="P8"><text:span text:style-name="T11"><text:tab/></text:span><text:span text:style-name="T11">Database:</text:span><text:span text:style-name="T11"><text:tab/></text:span><text:span text:style-name="T11"><text:tab/></text:span><text:span text:style-name="T11"><text:tab/></text:span><text:span text:style-name="T11"><text:tab/></text:span><text:span text:style-name="T11"><text:tab/></text:span><text:span text:style-name="T11">signet_test2</text:span></text:p>
            <text:p text:style-name="P8"><text:span text:style-name="T11"><text:tab/></text:span><text:span text:style-name="T11">JDBC driver class:</text:span><text:span text:style-name="T11"><text:tab/></text:span><text:span text:style-name="T11"><text:tab/></text:span><text:span text:style-name="T11"><text:tab/></text:span><text:span text:style-name="T11">org.postgresql.Driver</text:span></text:p>
            <text:p text:style-name="P8"><text:span text:style-name="T11"><text:tab/></text:span><text:span text:style-name="T11">Class location:</text:span><text:span text:style-name="T11"><text:tab/></text:span><text:span text:style-name="T11"><text:tab/></text:span><text:span text:style-name="T11"><text:tab/></text:span><text:span text:style-name="T11">/Projects/signet/lib/postgresql-8.1-404.jdbc2.jar</text:span></text:p>
            <text:p text:style-name="P8"><text:span text:style-name="T11"><text:tab/></text:span><text:span text:style-name="T11">Connection URL:</text:span><text:span text:style-name="T11"><text:tab/></text:span><text:span text:style-name="T11"><text:tab/></text:span><text:span text:style-name="T11"><text:tab/></text:span><text:span text:style-name="T11">jdbc:postgresql://localhost:5432/signet_test2</text:span></text:p>
            <text:p text:style-name="P8"><text:span text:style-name="T11"><text:tab/></text:span><text:span text:style-name="T11">User ID:</text:span><text:span text:style-name="T11"><text:tab/></text:span><text:span text:style-name="T11"><text:tab/></text:span><text:span text:style-name="T11"><text:tab/></text:span><text:span text:style-name="T11"><text:tab/></text:span><text:span text:style-name="T11"><text:tab/></text:span><text:span text:style-name="T11">xxxxxx</text:span></text:p>
            <text:p text:style-name="P8"><text:span text:style-name="T11"><text:tab/></text:span><text:span text:style-name="T11">Password:</text:span><text:span text:style-name="T11"><text:tab/></text:span><text:span text:style-name="T11"><text:tab/></text:span><text:span text:style-name="T11"><text:tab/></text:span><text:span text:style-name="T11"><text:tab/></text:span><text:span text:style-name="T11"><text:tab/></text:span><text:span text:style-name="T11">yyyyyy</text:span></text:p>
            <text:p text:style-name="P8"><text:span text:style-name="T2">Select Finish. If properly configured, the Database Explorer should now display the database information.</text:span></text:p>
            <text:p text:style-name="P8"><text:span text:style-name="T2"/></text:p>
            <text:p text:style-name="P8"><text:span text:style-name="T2">Note that neither Aqua Data Studio nor Eclipse Database Explorer will work with the in-memory Hypersonic SQL database!</text:span></text:p>
            <text:p text:style-name="P8"><text:span text:style-name="T2"/></text:p>
          </draw:text-box>
        </draw:frame>
      </draw:page>
      <draw:page draw:name="Configuring the Build" draw:style-name="dp1" draw:master-page-name="Default">
        <draw:frame draw:style-name="gr11" draw:text-style-name="P5" draw:layer="layout" svg:width="25.958cm" svg:height="11.192cm" svg:x="0.991cm" svg:y="5.176cm">
          <draw:text-box>
            <text:p text:style-name="P4"><text:span text:style-name="T12">The Ant Build Script</text:span><text:span text:style-name="T13"> File build.xml</text:span></text:p>
            <text:p text:style-name="P4"><text:span text:style-name="T13"/></text:p>
            <text:p text:style-name="P4"><text:span text:style-name="T13">The Ant build script contains all of the public and private build targets used to build Signet. It contains no user-modifiable properties with the exception of the "include" directives (&lt;property file=... and &lt;import file=...) for the files mentioned below. Most users will find it sufficient to build either of two primary targets: "production" and "development". See slide "Running the Build" for more information.</text:span></text:p>
            <text:p text:style-name="P4"><text:span text:style-name="T13"/></text:p>
            <text:p text:style-name="P4"><text:span text:style-name="T13">Note that this is a monolithic build file -- it does not invoke any other Ant scripts. Any other build.xml files encountered are artifacts of previous Signet versions and may not work and are unsupported.</text:span></text:p>
            <text:p text:style-name="P4"><text:span text:style-name="T13"/></text:p>
            <text:p text:style-name="P4"><text:span text:style-name="T2"/></text:p>
            <text:p text:style-name="P4"><text:span text:style-name="T12">Signet Build- and Run-time Configuration</text:span><text:span text:style-name="T13"> File config/signet.properties</text:span></text:p>
            <text:p text:style-name="P4"><text:span text:style-name="T13"/></text:p>
            <text:p text:style-name="P4"><text:span text:style-name="T13">The properties defined in this file are shared by the Signet build and the Signet runtime. A developer may want to modify signet_version or signet_basename to create site-specific builds. Note that many of the build-time properties use these as part of their definitions.</text:span></text:p>
            <text:p text:style-name="P4"><text:span text:style-name="T13"/></text:p>
            <text:p text:style-name="P4"><text:span text:style-name="T13"/></text:p>
            <text:p text:style-name="P4"><text:span text:style-name="T12">Standard Build Properties</text:span><text:span text:style-name="T8"> File buildSignet.properties</text:span></text:p>
            <text:p text:style-name="P4"><text:span text:style-name="T8"/></text:p>
            <text:p text:style-name="P4"><text:span text:style-name="T8">All of the properties defined in this file are specific to the standard Signet build. The directory paths are all relative to the Ant build file which sits at the top of the Signet project file hierarchy. The only properties a developer may want to modify are those related the Java compiler (compile.*). If other properties are to be changed (cautiously!) it may be easier to instead override them using the Custom Build properties file, described below.</text:span></text:p>
            <text:p text:style-name="P4"><text:span text:style-name="T8"><text:s/></text:span></text:p>
          </draw:text-box>
        </draw:frame>
        <draw:custom-shape draw:style-name="gr7" draw:text-style-name="P3" draw:layer="layout" svg:width="7.62cm" svg:height="1.905cm" svg:x="10.16cm" svg:y="1.107cm">
          <text:p text:style-name="P1"><text:span text:style-name="T3">Signet Build</text:span></text:p>
          <draw:enhanced-geometry svg:viewBox="0 0 21600 21600" draw:path-stretchpoint-x="10800" draw:path-stretchpoint-y="10800" draw:text-areas="?f3 ?f4 ?f5 ?f6" draw:type="round-rectangle" draw:modifiers="4976.395759717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7.62cm" svg:height="0.941cm" svg:x="10.16cm" svg:y="3.11cm">
          <text:p text:style-name="P1"><text:span text:style-name="T2">Configuring the Build</text:span></text:p>
          <draw:enhanced-geometry svg:viewBox="0 0 21600 21600" draw:path-stretchpoint-x="10800" draw:path-stretchpoint-y="10800" draw:text-areas="?f3 ?f4 ?f5 ?f6" draw:type="round-rectangle" draw:modifiers="4976.395759717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Configuring the Build, Cont." draw:style-name="dp1" draw:master-page-name="Default">
        <draw:frame draw:style-name="gr12" draw:text-style-name="P4" draw:layer="layout" svg:width="25.958cm" svg:height="14.833cm" svg:x="0.991cm" svg:y="4.828cm">
          <draw:text-box>
            <text:p text:style-name="P4"><text:span text:style-name="T5">Custom Build Properties (the Doppleganger)</text:span><text:span text:style-name="T8"> File buildCustom.properties</text:span></text:p>
            <text:p text:style-name="P4"><text:span text:style-name="T8"/></text:p>
            <text:p text:style-name="P7"><text:span text:style-name="T8">The following properties are optional. Build.xml is configured to search for these properties and will use any that are defined.</text:span></text:p>
            <text:p text:style-name="P9"><text:span text:style-name="T7">custom.java.dir</text:span><text:span text:style-name="T7"><text:tab/></text:span><text:span text:style-name="T7"><text:tab/></text:span><text:span text:style-name="T14">Defines additional Java source files to include in the build</text:span></text:p>
            <text:p text:style-name="P9"><text:span text:style-name="T7">custom.lib.dir</text:span><text:span text:style-name="T7"><text:tab/></text:span><text:span text:style-name="T7"><text:tab/></text:span><text:span text:style-name="T7"><text:tab/></text:span><text:span text:style-name="T14">Defines additional JAR files to be included in the build and the distribution</text:span></text:p>
            <text:p text:style-name="P9"><text:span text:style-name="T7">custom.sql.dir</text:span><text:span text:style-name="T7"><text:tab/></text:span><text:span text:style-name="T7"><text:tab/></text:span><text:span text:style-name="T7"><text:tab/></text:span><text:span text:style-name="T14">Defines additional SQL files to be added to the Source distribution</text:span></text:p>
            <text:p text:style-name="P9"><text:span text:style-name="T7">custom.config.dir</text:span><text:span text:style-name="T7"><text:tab/></text:span><text:span text:style-name="T7"><text:tab/></text:span><text:span text:style-name="T14">Defines additional runtime properties and configuration files</text:span></text:p>
            <text:p text:style-name="P9"><text:span text:style-name="T7">custom.webconfig.dir</text:span><text:span text:style-name="T7"><text:tab/></text:span><text:span text:style-name="T14">Defines additional runtime web configuration files</text:span></text:p>
            <text:p text:style-name="P9"><text:span text:style-name="T7">custom.webimages.dir</text:span><text:span text:style-name="T7"><text:tab/></text:span><text:span text:style-name="T14">Defines additional runtime web image files</text:span></text:p>
            <text:p text:style-name="P9"><text:span text:style-name="T7">custom.webmetainf.dir</text:span><text:span text:style-name="T7"><text:tab/></text:span><text:span text:style-name="T14">Defines additional manifest files to be included in generated JARs</text:span></text:p>
            <text:p text:style-name="P9"><text:span text:style-name="T7">custom.webjsp.dir</text:span><text:span text:style-name="T7"><text:tab/></text:span><text:span text:style-name="T7"><text:tab/></text:span><text:span text:style-name="T14">Defines additional Java Server Pages for deployment</text:span></text:p>
            <text:p text:style-name="P9"><text:span text:style-name="T7">custom.webscripts.dir</text:span><text:span text:style-name="T7"><text:tab/></text:span><text:span text:style-name="T14">Defines additional JavaScript files</text:span></text:p>
            <text:p text:style-name="P9"><text:span text:style-name="T7">custom.webstyles.dir</text:span><text:span text:style-name="T7"><text:tab/></text:span><text:span text:style-name="T14">Defines additional Style Sheets</text:span></text:p>
            <text:p text:style-name="P9"><text:span text:style-name="T7">custom.webtiles.dir</text:span><text:span text:style-name="T7"><text:tab/></text:span><text:span text:style-name="T7"><text:tab/></text:span><text:span text:style-name="T14">Defines additional tiles</text:span></text:p>
            <text:p text:style-name="P4"><text:span text:style-name="T2"/></text:p>
            <text:p text:style-name="P4"><text:span text:style-name="T2">All properties found in signetBuild.properties may be overridden by defining them in buildCustom.properties. However, this should be done with caution because it may cause the build to ignore required Signet files.</text:span></text:p>
            <text:p text:style-name="P4"><text:span text:style-name="T2"/></text:p>
            <text:p text:style-name="P4"><text:span text:style-name="T8"/></text:p>
            <text:p text:style-name="P4"><text:span text:style-name="T5">Configuring the Build for Tomcat Deployment</text:span><text:span text:style-name="T8"> File signetBuildTomcatDefs.xml</text:span></text:p>
            <text:p text:style-name="P4"><text:span text:style-name="T8"/></text:p>
            <text:p text:style-name="P4"><text:span text:style-name="T8">The following properties are used to deploy Signet to a running instance of Tomcat.</text:span></text:p>
            <text:p text:style-name="P4"><text:span text:style-name="T8"/></text:p>
            <text:p text:style-name="P10"><text:span text:style-name="T9">tomcat.manager.username</text:span><text:span text:style-name="T9"><text:tab/></text:span><text:span text:style-name="T8"> Defines the Tomcat manger user id</text:span></text:p>
            <text:p text:style-name="P10"><text:span text:style-name="T9">tomcat.manager.password</text:span><text:span text:style-name="T9"><text:tab/></text:span><text:span text:style-name="T8"> Defines the Tomcat manager user password</text:span></text:p>
            <text:p text:style-name="P10"><text:span text:style-name="T9">tomcat.manager.url</text:span><text:span text:style-name="T9"><text:tab/></text:span><text:span text:style-name="T9"><text:tab/></text:span><text:span text:style-name="T8"> Defines the Tomcat manager URL</text:span></text:p>
            <text:p text:style-name="P10"><text:span text:style-name="T9">tomcat.manager.signetpath</text:span><text:span text:style-name="T8"> Defines the Signet URL</text:span></text:p>
            <text:p text:style-name="P10"><text:span text:style-name="T9">catalina_home</text:span><text:span text:style-name="T9"><text:tab/></text:span><text:span text:style-name="T9"><text:tab/></text:span><text:span text:style-name="T9"><text:tab/></text:span><text:span text:style-name="T8"> Defines the Tomcat installation directory</text:span></text:p>
            <text:p text:style-name="P4"><text:span text:style-name="T8"/></text:p>
            <text:p text:style-name="P4"><text:span text:style-name="T8"><text:s/></text:span></text:p>
          </draw:text-box>
        </draw:frame>
        <draw:custom-shape draw:style-name="gr7" draw:text-style-name="P3" draw:layer="layout" svg:width="7.62cm" svg:height="1.905cm" svg:x="10.16cm" svg:y="1.107cm">
          <text:p text:style-name="P1"><text:span text:style-name="T3">Signet Build</text:span></text:p>
          <draw:enhanced-geometry svg:viewBox="0 0 21600 21600" draw:path-stretchpoint-x="10800" draw:path-stretchpoint-y="10800" draw:text-areas="?f3 ?f4 ?f5 ?f6" draw:type="round-rectangle" draw:modifiers="4976.395759717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7.62cm" svg:height="0.941cm" svg:x="10.16cm" svg:y="3.11cm">
          <text:p text:style-name="P1"><text:span text:style-name="T2">Configuring the Build, Continued</text:span></text:p>
          <draw:enhanced-geometry svg:viewBox="0 0 21600 21600" draw:path-stretchpoint-x="10800" draw:path-stretchpoint-y="10800" draw:text-areas="?f3 ?f4 ?f5 ?f6" draw:type="round-rectangle" draw:modifiers="4976.395759717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Running the Build" draw:style-name="dp1" draw:master-page-name="Default">
        <draw:frame draw:style-name="gr11" draw:text-style-name="P5" draw:layer="layout" svg:width="25.958cm" svg:height="16.859cm" svg:x="0.991cm" svg:y="4.075cm">
          <draw:text-box>
            <text:p text:style-name="P4"><text:span text:style-name="T12">Primary Build Targets</text:span></text:p>
            <text:p text:style-name="P4"><text:span text:style-name="T8"/></text:p>
            <text:p text:style-name="P4"><text:span text:style-name="T8">As previously mentioned, there are two primary build targets: production and development.</text:span></text:p>
            <text:p text:style-name="P4"><text:span text:style-name="T13"/></text:p>
            <text:p text:style-name="P4"><text:span text:style-name="T13">"production" performs a complete build up through the creation of a Tomcat-deployable WAR file (Web ARchive). It also creates the Javadocs for Signet's API (Application Programming Interface).</text:span></text:p>
            <text:p text:style-name="P4"><text:span text:style-name="T13">"development" is essentially a "production" build (without the Javadocs step) and additionally deploys the WAR file to a running Tomcat instance.</text:span></text:p>
            <text:p text:style-name="P4"><text:span text:style-name="T13"/></text:p>
            <text:p text:style-name="P4"><text:span text:style-name="T13">The output of the build is placed in a new directory at the Signet project root, called "dist-&lt;basename&gt;-&lt;version&gt;", where &lt;basename&gt; is replaced by the value of property "signet_basename" and &lt;version&gt; is taken from the property "signet_version" both defined in file config/signet.properties. The destination of the build output can be configured by overriding the property "dist_dir".</text:span></text:p>
            <text:p text:style-name="P4"><text:span text:style-name="T13">Two subdirectories are created under dist_dir: util and webapp. Util contains all the files (jars, config, properties, etc.) to run the Signet Utilities. It also contains the Javadocs, if they were generated. Webapp merely contains signet/signet.war. </text:span></text:p>
            <text:p text:style-name="P4"><text:span text:style-name="T13"/></text:p>
            <text:p text:style-name="P4"><text:span text:style-name="T5">Other Build Targets</text:span></text:p>
            <text:p text:style-name="P4"><text:span text:style-name="T8"/></text:p>
            <text:p text:style-name="P4"><text:span text:style-name="T8">The following command, entered from the Signet project root directory, will display a list of the available public build targets:</text:span></text:p>
            <text:p text:style-name="P4"><text:span text:style-name="T8"/></text:p>
            <text:p text:style-name="P4"><text:span text:style-name="T9"><text:tab/></text:span><text:span text:style-name="T9">C:&gt;ant -projecthelp</text:span></text:p>
            <text:p text:style-name="P4"><text:span text:style-name="T8"/></text:p>
            <text:p text:style-name="P4"><text:span text:style-name="T8">Note: Ant considers a target to be public if it has a "description" property defined. Public targets may be built directly from the command line. Whereas private targets may only be invoked internally from other targets.</text:span></text:p>
            <text:p text:style-name="P4"><text:span text:style-name="T8"/></text:p>
            <text:p text:style-name="P4"><text:span text:style-name="T5">Running the Build</text:span></text:p>
            <text:p text:style-name="P4"><text:span text:style-name="T8"/></text:p>
            <text:p text:style-name="P4"><text:span text:style-name="T8">The default target is "production". Simply entering</text:span></text:p>
            <text:p text:style-name="P4"><text:span text:style-name="T8"/></text:p>
            <text:p text:style-name="P4"><text:span text:style-name="T9"><text:tab/></text:span><text:span text:style-name="T9">C:&gt;ant</text:span><text:span text:style-name="T8"> </text:span></text:p>
            <text:p text:style-name="P4"><text:span text:style-name="T8"/></text:p>
            <text:p text:style-name="P4"><text:span text:style-name="T8">at the command prompt will build this target. Other public targets may be built by appending the target name to the invocation of ant. For instance, to build the "compile" target, enter the following at the command prompt:</text:span></text:p>
            <text:p text:style-name="P4"><text:span text:style-name="T8"/></text:p>
            <text:p text:style-name="P4"><text:span text:style-name="T9"><text:tab/></text:span><text:span text:style-name="T9">C:&gt;ant compile</text:span></text:p>
            <text:p text:style-name="P4"><text:span text:style-name="T8"/></text:p>
          </draw:text-box>
        </draw:frame>
        <draw:custom-shape draw:style-name="gr7" draw:text-style-name="P3" draw:layer="layout" svg:width="7.62cm" svg:height="1.905cm" svg:x="10.16cm" svg:y="1.108cm">
          <text:p text:style-name="P1"><text:span text:style-name="T3">Signet Build</text:span></text:p>
          <draw:enhanced-geometry svg:viewBox="0 0 21600 21600" draw:path-stretchpoint-x="10800" draw:path-stretchpoint-y="10800" draw:text-areas="?f3 ?f4 ?f5 ?f6" draw:type="round-rectangle" draw:modifiers="4976.395759717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7.62cm" svg:height="0.941cm" svg:x="10.16cm" svg:y="3.082cm">
          <text:p text:style-name="P1"><text:span text:style-name="T2">Running the Build</text:span></text:p>
          <draw:enhanced-geometry svg:viewBox="0 0 21600 21600" draw:path-stretchpoint-x="10800" draw:path-stretchpoint-y="10800" draw:text-areas="?f3 ?f4 ?f5 ?f6" draw:type="round-rectangle" draw:modifiers="4976.395759717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Initializing the Database" draw:style-name="dp1" draw:master-page-name="Default">
        <draw:frame draw:style-name="gr11" draw:text-style-name="P5" draw:layer="layout" svg:width="25.958cm" svg:height="12.53cm" svg:x="0.991cm" svg:y="5.177cm">
          <draw:text-box>
            <text:p text:style-name="P4"><text:span text:style-name="T12">Overview</text:span></text:p>
            <text:p text:style-name="P4"><text:span text:style-name="T13"/></text:p>
            <text:p text:style-name="P4"><text:span text:style-name="T13">Signet requires some basic data in order to run. This includes information about Organization hierarchies, Permissions, Subsystems and Functions, and at least one Signet Proxy (i.e. super user). Several utilities and sample data are provided with the Signet project to populate the Signet database. </text:span></text:p>
            <text:p text:style-name="P4"><text:span text:style-name="T13"/></text:p>
            <text:p text:style-name="P4"><text:span text:style-name="T12">TreeXmlLoader</text:span></text:p>
            <text:p text:style-name="P4"><text:span text:style-name="T13"/></text:p>
            <text:p text:style-name="P4"><text:span text:style-name="T13">TreeXmlLoader provides a sample organization hierarchy. It must be run before SubsystemXmlLoader. For example, to run TreeXmlLoader from a DOS command prompt, enter:</text:span></text:p>
            <text:p text:style-name="P4"><text:span text:style-name="T13"/></text:p>
            <text:p text:style-name="P4"><text:span text:style-name="T15"><text:tab/></text:span><text:span text:style-name="T15">C:&gt;cd \Projects\signet\dist-signet-1.0.3\util\TreeXmlLoader</text:span></text:p>
            <text:p text:style-name="P4"><text:span text:style-name="T15"><text:tab/></text:span><text:span text:style-name="T15">C:&gt;run demo_tree.xml</text:span></text:p>
            <text:p text:style-name="P4"><text:span text:style-name="T13">A Unix shell script is also provided: </text:span><text:span text:style-name="T15">run.sh</text:span></text:p>
            <text:p text:style-name="P4"><text:span text:style-name="T13"/></text:p>
            <text:p text:style-name="P4"><text:span text:style-name="T12">SubsystemXmlLoader</text:span></text:p>
            <text:p text:style-name="P4"><text:span text:style-name="T13"/></text:p>
            <text:p text:style-name="P4"><text:span text:style-name="T13">SubsystemXmlLoader provides sample Permissions, Subsystems and Functions, and their dependent data. It must be run after successfully running TreeXmlLoader. For example, to SubsystemXmlLoader from the Unix bash prompt, enter:</text:span></text:p>
            <text:p text:style-name="P4"><text:span text:style-name="T13"/></text:p>
            <text:p text:style-name="P4"><text:span text:style-name="T15"><text:tab/></text:span><text:span text:style-name="T15">$ cd /Projects/signet/dist-signet-1.0.3/util/SubsystemXmlLoader</text:span></text:p>
            <text:p text:style-name="P4"><text:span text:style-name="T15"><text:tab/></text:span><text:span text:style-name="T15">$ ./run.sh demo_biox_subsystem.xml</text:span></text:p>
            <text:p text:style-name="P4"><text:span text:style-name="T15"><text:tab/></text:span><text:span text:style-name="T15">$ ./run.sh demo_library_subsystem.xml</text:span></text:p>
            <text:p text:style-name="P4"><text:span text:style-name="T13">These commands will load two subsystems into the Signet database.</text:span></text:p>
            <text:p text:style-name="P4"><text:span text:style-name="T13"/></text:p>
            <text:p text:style-name="P4"><text:span text:style-name="T8"><text:s/></text:span></text:p>
          </draw:text-box>
        </draw:frame>
        <draw:custom-shape draw:style-name="gr7" draw:text-style-name="P3" draw:layer="layout" svg:width="7.62cm" svg:height="1.905cm" svg:x="10.16cm" svg:y="1.108cm">
          <text:p text:style-name="P1"><text:span text:style-name="T3">Signet Build</text:span></text:p>
          <draw:enhanced-geometry svg:viewBox="0 0 21600 21600" draw:path-stretchpoint-x="10800" draw:path-stretchpoint-y="10800" draw:text-areas="?f3 ?f4 ?f5 ?f6" draw:type="round-rectangle" draw:modifiers="4976.395759717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7.62cm" svg:height="0.941cm" svg:x="10.16cm" svg:y="3.111cm">
          <text:p text:style-name="P1"><text:span text:style-name="T2">Initializing the Signet Database</text:span></text:p>
          <draw:enhanced-geometry svg:viewBox="0 0 21600 21600" draw:path-stretchpoint-x="10800" draw:path-stretchpoint-y="10800" draw:text-areas="?f3 ?f4 ?f5 ?f6" draw:type="round-rectangle" draw:modifiers="4976.395759717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Initializing the Signet Database, Cont." draw:style-name="dp1" draw:master-page-name="Default">
        <draw:frame draw:style-name="gr11" draw:text-style-name="P5" draw:layer="layout" svg:width="25.958cm" svg:height="11.569cm" svg:x="0.991cm" svg:y="4.705cm">
          <draw:text-box>
            <text:p text:style-name="P4"><text:span text:style-name="T13"/></text:p>
            <text:p text:style-name="P4"><text:span text:style-name="T12">SubjectFileLoader</text:span></text:p>
            <text:p text:style-name="P4"><text:span text:style-name="T13"/></text:p>
            <text:p text:style-name="P4"><text:span text:style-name="T13">At present, for the purpose of convenience, the Signet project utilizes the Signet database as a provider of Subjects through the use of several tables and a JDBCSubjectAdapter in the SubjectAPI. These tables are not part of the official Signet database but demonstrate how one might implement their own JDBC subject provider. SubjectFileLoader must be successfully run before SignetProxy, below. For example, to run SubjectFileLoader from the DOS command prompt, enter:</text:span></text:p>
            <text:p text:style-name="P4"><text:span text:style-name="T13"/></text:p>
            <text:p text:style-name="P4"><text:span text:style-name="T15"><text:tab/></text:span><text:span text:style-name="T15">C:&gt;cd \Projects\signet\dist-signet-1.0.3\util\SubjectFileLoader</text:span></text:p>
            <text:p text:style-name="P4"><text:span text:style-name="T15"><text:tab/></text:span><text:span text:style-name="T15">C:&gt;run demo_subject.txt</text:span></text:p>
            <text:p text:style-name="P4"><text:span text:style-name="T13">This will create numerous example Subjects.</text:span></text:p>
            <text:p text:style-name="P4"><text:span text:style-name="T13"/></text:p>
            <text:p text:style-name="P4"><text:span text:style-name="T12">SignetProxy</text:span></text:p>
            <text:p text:style-name="P4"><text:span text:style-name="T13"/></text:p>
            <text:p text:style-name="P4"><text:span text:style-name="T13">Signet requires that a real Subject be provided as a Proxy to act as the Signet super-user. The Subject can be any Subject accessible through the Subject API(s) available at the time SignetProxy is run. The sample Subject data used above in SubjectFileLoader contains one Subject, "kmart", that has been defined for this purpose. For example, to designate kmart as the Signet Proxy using the Unix commands, enter:</text:span></text:p>
            <text:p text:style-name="P4"><text:span text:style-name="T13"/></text:p>
            <text:p text:style-name="P4"><text:span text:style-name="T15"><text:tab/></text:span><text:span text:style-name="T15">$ cd /Projects/signet/dist-signet-1.0.3/util/SignetProxy</text:span></text:p>
            <text:p text:style-name="P4"><text:span text:style-name="T15"><text:tab/></text:span><text:span text:style-name="T15">$ ./run.sh grant kmart</text:span></text:p>
            <text:p text:style-name="P4"><text:span text:style-name="T13">This will grant kmart permission to designate Subsystem owners. They, in turn, can grant permissions to other Subjects.</text:span></text:p>
            <text:p text:style-name="P4"><text:span text:style-name="T13"/></text:p>
            <text:p text:style-name="P4"><text:span text:style-name="T8"><text:s/></text:span></text:p>
          </draw:text-box>
        </draw:frame>
        <draw:custom-shape draw:style-name="gr7" draw:text-style-name="P3" draw:layer="layout" svg:width="7.62cm" svg:height="1.905cm" svg:x="10.16cm" svg:y="1.108cm">
          <text:p text:style-name="P1"><text:span text:style-name="T3">Signet Build</text:span></text:p>
          <draw:enhanced-geometry svg:viewBox="0 0 21600 21600" draw:path-stretchpoint-x="10800" draw:path-stretchpoint-y="10800" draw:text-areas="?f3 ?f4 ?f5 ?f6" draw:type="round-rectangle" draw:modifiers="4976.395759717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7.62cm" svg:height="0.941cm" svg:x="10.16cm" svg:y="3.111cm">
          <text:p text:style-name="P1"><text:span text:style-name="T2">Initializing the Signet Database, Cont.</text:span></text:p>
          <draw:enhanced-geometry svg:viewBox="0 0 21600 21600" draw:path-stretchpoint-x="10800" draw:path-stretchpoint-y="10800" draw:text-areas="?f3 ?f4 ?f5 ?f6" draw:type="round-rectangle" draw:modifiers="4976.395759717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Dashed_20__28_var_29_" draw:display-name="Dashed (var)" draw:style="rect" draw:dots1="1" draw:dots1-length="197%" draw:distance="12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991cm" fo:margin-bottom="0.991cm" fo:margin-left="0.991cm" fo:margin-right="0.991cm" fo:page-width="27.94cm" fo:page-height="21.59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1$Win32 OpenOffice.org_project/680m6$Build-9095</meta:generator>
    <meta:creation-date>2006-12-22T22:47:26</meta:creation-date>
    <dc:date>2007-01-04T14:53:23</dc:date>
    <dc:language>en-US</dc:language>
    <meta:editing-cycles>53</meta:editing-cycles>
    <meta:editing-duration>P1DT22H42M3S</meta:editing-duration>
    <meta:user-defined meta:name="Info 1"/>
    <meta:user-defined meta:name="Info 2"/>
    <meta:user-defined meta:name="Info 3"/>
    <meta:user-defined meta:name="Info 4"/>
    <meta:document-statistic meta:object-count="53"/>
  </office:meta>
</office:document-meta>
</file>